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9cm" fo:margin-left="-0.263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4.7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7.279cm" fo:margin-left="-0.263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4.7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7.279cm" fo:margin-left="-0.263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4.7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style:font-size-asian="10pt"/>
    </style:style>
    <style:style style:name="P2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none" fo:country="none" style:font-size-asian="10pt" style:language-asian="none" style:country-asian="none"/>
    </style:style>
    <style:style style:name="P3" style:family="paragraph" style:parent-style-name="Основной_20_текст_20_с_20_отступом_20_2">
      <style:paragraph-properties fo:margin-left="0cm" fo:margin-right="0cm" fo:text-align="end" style:justify-single-word="false" fo:orphans="2" fo:widows="2" fo:text-indent="0cm" style:auto-text-indent="false"/>
      <style:text-properties fo:font-size="10pt" fo:language="ru" fo:country="RU" style:font-size-asian="10pt"/>
    </style:style>
    <style:style style:name="P4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ru" fo:country="RU" style:font-size-asian="10pt"/>
    </style:style>
    <style:style style:name="P5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</style:style>
    <style:style style:name="P6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8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9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/>
    </style:style>
    <style:style style:name="P10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P11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2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language="ru" fo:country="RU"/>
    </style:style>
    <style:style style:name="P13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8pt" fo:language="ru" fo:country="RU" fo:font-weight="bold" style:font-size-asian="8pt" style:font-weight-asian="bold" style:font-size-complex="8pt"/>
    </style:style>
    <style:style style:name="P14" style:family="paragraph" style:parent-style-name="Основной_20_текст_20_с_20_отступом_20_2" style:master-page-name="Standard">
      <style:paragraph-properties fo:margin-left="0cm" fo:margin-right="0cm" fo:text-align="end" style:justify-single-word="false" fo:orphans="2" fo:widows="2" fo:text-indent="0cm" style:auto-text-indent="false" style:page-number="auto"/>
      <style:text-properties fo:font-size="10pt" style:font-size-asian="10pt"/>
    </style:style>
    <style:style style:name="P15" style:family="paragraph" style:parent-style-name="Основной_20_текст_20_с_20_отступом_20_2" style:list-style-name="WW8Num1">
      <style:paragraph-properties fo:margin-left="0cm" fo:margin-right="0cm" fo:orphans="2" fo:widows="2" fo:text-indent="0cm" style:auto-text-indent="false">
        <style:tab-stops>
          <style:tab-stop style:position="-4.366cm"/>
        </style:tab-stops>
      </style:paragraph-properties>
      <style:text-properties fo:font-size="10pt" style:font-size-asian="1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style:font-size-asian="14pt" style:font-size-complex="14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___дата_защиты___ протокол № </text:span><text:span text:style-name="T3">1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Фамилия, имя, отчество соискателя</text:p>
          </table:table-cell>
          <table:table-cell table:style-name="Table1.A1" office:value-type="string">
            <text:p text:style-name="P12">Достоин </text:p>
            <text:p text:style-name="P12">ученой степени</text:p>
          </table:table-cell>
          <table:table-cell table:style-name="Table1.C1" office:value-type="string">
            <text:p text:style-name="P12">Результаты голосования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1">___ФИО_в_именительном_падеже___</text:p>
          </table:table-cell>
          <table:table-cell table:style-name="Table1.A1" office:value-type="string">
            <text:p text:style-name="P8">___кандидат_или_доктор___ <text:s/>___каких_наук___ наук</text:p>
          </table:table-cell>
          <table:table-cell table:style-name="Table1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2518131423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0" draw:style-name="gr1" draw:text-style-name="P16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___дата_защиты___ протокол № </text:span><text:span text:style-name="T3">1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Фамилия, имя, отчество соискателя</text:p>
          </table:table-cell>
          <table:table-cell table:style-name="Table2.A1" office:value-type="string">
            <text:p text:style-name="P12">Достоин </text:p>
            <text:p text:style-name="P12">ученой степени</text:p>
          </table:table-cell>
          <table:table-cell table:style-name="Table2.C1" office:value-type="string">
            <text:p text:style-name="P12">Результаты голосования</text:p>
          </table:table-cell>
        </table:table-row>
        <table:table-row table:style-name="Table2.1">
          <table:table-cell table:style-name="Table2.A1" office:value-type="string">
            <text:p text:style-name="P10"/>
            <text:p text:style-name="P11">___ФИО_в_именительном_падеже___</text:p>
          </table:table-cell>
          <table:table-cell table:style-name="Table2.A1" office:value-type="string">
            <text:p text:style-name="P8">___кандидат_или_доктор___ <text:s/>___каких_наук___ наук</text:p>
          </table:table-cell>
          <table:table-cell table:style-name="Table2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80515506864141" text:continue-numbering="true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1" draw:style-name="gr1" draw:text-style-name="P16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___дата_защиты___ протокол № </text:span><text:span text:style-name="T3">1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Фамилия, имя, отчество соискателя</text:p>
          </table:table-cell>
          <table:table-cell table:style-name="Table3.A1" office:value-type="string">
            <text:p text:style-name="P12">Достоин </text:p>
            <text:p text:style-name="P12">ученой степени</text:p>
          </table:table-cell>
          <table:table-cell table:style-name="Table3.C1" office:value-type="string">
            <text:p text:style-name="P12">Результаты голосования</text:p>
          </table:table-cell>
        </table:table-row>
        <table:table-row table:style-name="Table3.1">
          <table:table-cell table:style-name="Table3.A1" office:value-type="string">
            <text:p text:style-name="P10"/>
            <text:p text:style-name="P11">___ФИО_в_именительном_падеже___</text:p>
          </table:table-cell>
          <table:table-cell table:style-name="Table3.A1" office:value-type="string">
            <text:p text:style-name="P8">___кандидат_или_доктор___ <text:s/>___каких_наук___ наук</text:p>
          </table:table-cell>
          <table:table-cell table:style-name="Table3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80513952169388" text:continue-numbering="true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2" draw:style-name="gr1" draw:text-style-name="P16" svg:x1="0.536cm" svg:y1="0.125cm" svg:x2="17.681cm" svg:y2="0.125cm"><text:p/></draw:line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-6.502cm" fo:margin-right="0cm" fo:text-align="justify" style:justify-single-word="false" fo:orphans="0" fo:widows="0" fo:text-indent="1.501cm" style:auto-text-indent="false"/>
      <style:text-properties fo:font-size="12pt" fo:language="none" fo:country="non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1cm" fo:margin-left="2.251cm" fo:margin-right="1.25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37:00</meta:creation-date>
    <dc:date>2025-10-19T18:04:21.230696458</dc:date>
    <meta:editing-cycles>10</meta:editing-cycles>
    <meta:editing-duration>PT3H15M27S</meta:editing-duration>
    <meta:generator>LibreOffice/6.0.7.3$Linux_X86_64 LibreOffice_project/dc89aa7a9eabfd848af146d5086077aeed2ae4a5</meta:generator>
    <meta:document-statistic meta:table-count="3" meta:image-count="0" meta:object-count="0" meta:page-count="1" meta:paragraph-count="48" meta:word-count="204" meta:character-count="1623" meta:non-whitespace-character-count="1431"/>
  </office:meta>
</office:document-meta>
</file>